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29cm" style:use-optimal-column-width="false"/>
    </style:style>
    <style:style style:name="co2" style:family="table-column">
      <style:table-column-properties style:column-width="11.428cm" style:use-optimal-column-width="false"/>
    </style:style>
    <style:style style:name="co3" style:family="table-column">
      <style:table-column-properties style:column-width="11.783cm" style:use-optimal-column-width="false"/>
    </style:style>
    <style:style style:name="ro1" style:family="table-row">
      <style:table-row-properties style:row-height="1.503cm" style:use-optimal-row-height="false"/>
    </style:style>
    <style:style style:name="ro2" style:family="table-row">
      <style:table-row-properties style:row-height="3.435cm" style:use-optimal-row-height="false"/>
    </style:style>
    <style:style style:name="ro3" style:family="table-row">
      <style:table-row-properties style:row-height="4.581cm" style:use-optimal-row-height="false"/>
    </style:style>
    <style:style style:name="ce1" style:family="table-cell">
      <loext:graphic-properties draw:fill="solid" draw:fill-color="#33a3a3"/>
      <style:paragraph-properties fo:border="0.03pt solid #ffffff"/>
      <style:text-properties style:font-name="Noto Sans3"/>
    </style:style>
    <style:style style:name="ce2" style:family="table-cell"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none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none" fo:border-bottom="0.03pt solid #ffffff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" style:family="table-cell">
      <style:paragraph-properties fo:margin-left="0cm" fo:margin-right="0cm" fo:margin-top="0cm" fo:margin-bottom="0cm" fo:line-height="100%" fo:text-align="start" fo:text-indent="0cm" fo:border="0.03pt solid #ffffff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Noto Sans2" fo:font-size="1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600" style:font-name-complex="DejaVu 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ce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Noto Sans2" fo:font-size="1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600" style:font-name-complex="DejaVu 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ce7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0.03pt solid #ffffff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Noto Sans2" fo:font-size="1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600" style:font-name-complex="DejaVu 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Noto Sans2" fo:font-size="1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600" style:font-name-complex="DejaVu 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style:text-properties fo:language="de" fo:country="DE"/>
    </style:style>
    <style:style style:name="P2" style:family="paragraph">
      <style:paragraph-properties style:writing-mode="lr-tb"/>
      <style:text-properties fo:language="de" fo:country="DE"/>
    </style:style>
    <style:style style:name="P3" style:family="paragraph">
      <loext:graphic-properties draw:fill-color="#ffffff"/>
      <style:paragraph-properties style:writing-mode="lr-tb"/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paragraph-properties style:text-autospace="ideograph-alpha" style:punctuation-wrap="hanging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Noto Sans2" fo:font-size="1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600" style:font-name-complex="DejaVu Sans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loext:graphic-properties draw:fill-color="#ffffff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loext:opacity="100%" style:font-name="Noto Sans1" style:font-name-asian="DejaVu Sans" style:font-name-complex="DejaVu Sans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rojekt-Seminar Mikrocontroller (WiSe 2021/2022)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6cm" svg:height="1.997cm" svg:x="1cm" svg:y="4.275cm" presentation:class="title" presentation:user-transformed="true">
          <draw:text-box>
            <text:p text:style-name="P1">Mikrocontroller Touchscreen GUI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1">Projekt-Seminar Mikrocontroller (WiSe 2021/2022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6cm" svg:height="2cm" svg:x="1cm" svg:y="0.627cm" presentation:class="title" presentation:user-transformed="true">
          <draw:text-box>
            <text:p text:style-name="P1">Inhalt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kapazitiver Touchscreen</text:p>
              </text:list-item>
              <text:list-item>
                <text:p text:style-name="P1">I²C</text:p>
              </text:list-item>
              <text:list-item>
                <text:p text:style-name="P1">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">kapazitiver Touchscreen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äufige Nutzung: Smartphones, Tablets, …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kapazitiver Touchscreen</text:p>
          </draw:text-box>
        </draw:frame>
        <draw:frame draw:style-name="standard" draw:layer="layout" svg:width="26.5cm" svg:height="9.518cm" svg:x="0.75cm" svg:y="4.13cm" presentation:class="table" presentation:user-transformed="true">
          <table:table table:template-name="seetang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5"><text:span text:style-name="T1">Vorteile</text:span></text:p>
              </table:table-cell>
              <table:table-cell table:style-name="ce3">
                <text:p text:style-name="P5"><text:span text:style-name="T1">Nachteile</text:span></text:p>
              </table:table-cell>
            </table:table-row>
            <table:table-row table:style-name="ro2">
              <table:table-cell table:style-name="ce4">
                <text:p text:style-name="P6"><text:span text:style-name="T2">kapazitiv</text:span></text:p>
              </table:table-cell>
              <table:table-cell table:style-name="ce5">
                <text:list text:style-name="L2">
                  <text:list-item>
                    <text:p text:style-name="P7"><text:span text:style-name="T3">geringer Verschleiß</text:span></text:p>
                  </text:list-item>
                  <text:list-item>
                    <text:p text:style-name="P7"><text:span text:style-name="T3">Multitouch</text:span></text:p>
                  </text:list-item>
                </text:list>
              </table:table-cell>
              <table:table-cell table:style-name="ce6">
                <text:list text:continue-numbering="true" text:style-name="L2">
                  <text:list-item>
                    <text:p text:style-name="P7">nur mit leitendem Material (Finger, spezielle Stifte, …) bedienbar</text:p>
                  </text:list-item>
                  <text:list-item>
                    <text:p text:style-name="P7">Kalibration</text:p>
                  </text:list-item>
                </text:list>
              </table:table-cell>
            </table:table-row>
            <table:table-row table:style-name="ro3">
              <table:table-cell table:style-name="ce7">
                <text:p text:style-name="P6"><text:span text:style-name="T2">resistiv</text:span></text:p>
              </table:table-cell>
              <table:table-cell table:style-name="ce8">
                <text:list text:continue-numbering="true" text:style-name="L2">
                  <text:list-item>
                    <text:p text:style-name="P7">Erkennung durch Druck</text:p>
                  </text:list-item>
                  <text:list-item>
                    <text:p text:style-name="P7">ohne leitendes Material bedienbar</text:p>
                  </text:list-item>
                  <text:list-item>
                    <text:p text:style-name="P7">unempfindlich gegenüber Staub, Wasser, …</text:p>
                  </text:list-item>
                </text:list>
              </table:table-cell>
              <table:table-cell table:style-name="ce9">
                <text:list text:continue-numbering="true" text:style-name="L2">
                  <text:list-item>
                    <text:p text:style-name="P7">erhöhter Verschleiß durch Druck</text:p>
                  </text:list-item>
                  <text:list-item>
                    <text:p text:style-name="P7">unerwünschtes Auslösen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²C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oftware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UI Elemente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lider</text:p>
              </text:list-item>
              <text:list-item>
                <text:p>ToggleSwitch</text:p>
              </text:list-item>
              <text:list-item>
                <text:p>Radio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2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22:19:23.919048678</meta:creation-date>
    <meta:editing-duration>PT1H25M34S</meta:editing-duration>
    <meta:editing-cycles>34</meta:editing-cycles>
    <meta:generator>LibreOffice/7.2.3.2$Linux_X86_64 LibreOffice_project/20$Build-2</meta:generator>
    <dc:title>Midnightblue</dc:title>
    <dc:date>2022-01-12T21:25:59.653258188</dc:date>
    <meta:document-statistic meta:object-count="81"/>
  </office:meta>
</office:document-meta>
</file>